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.4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.4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0.4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size="15pt"/>
    </style:style>
    <style:style style:name="P3" style:family="paragraph">
      <style:text-properties fo:font-family="'Times New Roman'" style:font-style-name="Italic" style:font-family-generic="roman" style:font-pitch="variable" fo:font-size="15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15pt" style:font-size-asian="14pt" style:font-size-complex="14pt"/>
    </style:style>
    <style:style style:name="P6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7" style:family="paragraph">
      <style:text-properties fo:font-size="15pt" style:font-size-asian="13pt" style:font-size-complex="13pt"/>
    </style:style>
    <style:style style:name="P8" style:family="paragraph">
      <style:text-properties fo:font-family="'Times New Roman'" style:font-style-name="Italic" style:font-family-generic="roman" style:font-pitch="variable" fo:font-size="12pt" style:font-size-asian="10pt" style:font-size-complex="10pt"/>
    </style:style>
    <style:style style:name="P9" style:family="paragraph">
      <style:text-properties fo:font-family="'Times New Roman'" style:font-style-name="Italic" style:font-family-generic="roman" style:font-pitch="variable" fo:font-size="12pt" style:font-size-asian="8pt" style:font-size-complex="8pt"/>
    </style:style>
    <style:style style:name="P10" style:family="paragraph">
      <style:text-properties fo:font-family="'Times New Roman'" style:font-style-name="Italic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0% 100%" fo:font-family="'Times New Roman'" style:font-style-name="Italic" style:font-family-generic="roman" style:font-pitch="variable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tyle="normal" style:font-size-asian="13pt" style:font-style-asian="normal" style:font-size-complex="13pt" style:font-style-complex="normal"/>
    </style:style>
    <style:style style:name="T3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4" style:family="text">
      <style:text-properties style:text-position="0% 100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5pt" fo:font-style="normal" style:font-size-asian="13pt" style:font-style-asian="normal" style:font-size-complex="13pt" style:font-style-complex="normal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5pt" style:font-size-asian="13pt" style:font-size-complex="13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8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text-position="-33% 58%" fo:font-family="'Times New Roman'" style:font-style-name="Italic" style:font-family-generic="roman" style:font-pitch="variable" fo:font-style="italic" style:font-size-asian="13pt" style:font-style-asian="italic" style:font-size-complex="13pt" style:font-style-complex="italic"/>
    </style:style>
    <style:style style:name="T11" style:family="text">
      <style:text-properties style:text-position="0% 100%" fo:font-family="'Times New Roman'" style:font-style-name="Italic" style:font-family-generic="roman" style:font-pitch="variable" fo:font-size="12pt" fo:font-style="italic" style:font-size-asian="10pt" style:font-style-asian="italic" style:font-size-complex="10pt" style:font-style-complex="italic"/>
    </style:style>
    <style:style style:name="T12" style:family="text">
      <style:text-properties style:text-position="-33% 58%" fo:font-family="'Times New Roman'" style:font-style-name="Italic" style:font-family-generic="roman" style:font-pitch="variable" fo:font-size="12pt" fo:font-style="normal" style:font-size-asian="10pt" style:font-style-asian="normal" style:font-size-complex="10pt" style:font-style-complex="normal"/>
    </style:style>
    <style:style style:name="T13" style:family="text">
      <style:text-properties style:text-position="0% 100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14" style:family="text">
      <style:text-properties style:text-position="-33% 58%" fo:font-family="'Times New Roman'" style:font-style-name="Italic" style:font-family-generic="roman" style:font-pitch="variable" fo:font-size="12pt" fo:font-style="normal" style:font-size-asian="8pt" style:font-style-asian="normal" style:font-size-complex="8pt" style:font-style-complex="normal"/>
    </style:style>
    <style:style style:name="T15" style:family="text">
      <style:text-properties style:text-position="-33% 58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16" style:family="text">
      <style:text-properties style:text-position="-33% 58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2.0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44cm" svg:height="0.972cm" svg:x="11.929cm" svg:y="3.745cm">
          <draw:text-box>
            <text:p text:style-name="P2"><text:span text:style-name="T1">X</text:span><text:span text:style-name="T2">21</text:span></text:p>
          </draw:text-box>
        </draw:frame>
        <draw:custom-shape draw:style-name="gr1" draw:text-style-name="P1" xml:id="id3" draw:id="id3" draw:layer="layout" svg:width="0.508cm" svg:height="0.508cm" svg:x="12.0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2.065cm" svg:y="1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85cm" svg:height="0.971cm" draw:transform="rotate (1.5707963267946) translate (11.644cm 9.725cm)">
          <draw:text-box>
            <text:p><text:span text:style-name="T3">...</text:span></text:p>
          </draw:text-box>
        </draw:frame>
        <draw:custom-shape draw:style-name="gr1" draw:text-style-name="P1" xml:id="id2" draw:id="id2" draw:layer="layout" svg:width="0.508cm" svg:height="0.508cm" svg:x="8.4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4cm" svg:y1="4.878cm" svg:x2="8.538cm" svg:y2="7.298cm" draw:start-shape="id1" draw:start-glue-point="6" draw:end-shape="id2" draw:end-glue-point="5" svg:d="M12064 4878l-3526 2420">
          <text:p/>
        </draw:connector>
        <draw:connector draw:style-name="gr4" draw:text-style-name="P1" draw:layer="layout" draw:type="line" svg:x1="12.139cm" svg:y1="7.658cm" svg:x2="8.898cm" svg:y2="7.658cm" draw:start-shape="id3" draw:start-glue-point="7" draw:end-shape="id2" draw:end-glue-point="9" svg:d="M12139 7658h-3241">
          <text:p/>
        </draw:connector>
        <draw:connector draw:style-name="gr4" draw:text-style-name="P1" draw:layer="layout" draw:type="line" svg:x1="12.139cm" svg:y1="10.998cm" svg:x2="8.898cm" svg:y2="7.658cm" draw:start-shape="id4" draw:start-glue-point="5" draw:end-shape="id2" draw:end-glue-point="9" svg:d="M12139 10998l-3241-3340">
          <text:p/>
        </draw:connector>
        <draw:frame draw:style-name="gr5" draw:text-style-name="P5" draw:layer="layout" svg:width="1.197cm" svg:height="0.972cm" svg:x="7.869cm" svg:y="7.448cm">
          <draw:text-box>
            <text:p text:style-name="P2"><text:span text:style-name="T1">X</text:span><text:span text:style-name="T2">12</text:span></text:p>
          </draw:text-box>
        </draw:frame>
        <draw:frame draw:style-name="gr6" draw:text-style-name="P3" draw:layer="layout" svg:width="1.251cm" svg:height="0.972cm" svg:x="11.93cm" svg:y="7.545cm">
          <draw:text-box>
            <text:p><text:span text:style-name="T4">X</text:span><text:span text:style-name="T5">2</text:span><text:span text:style-name="T6">2</text:span></text:p>
          </draw:text-box>
        </draw:frame>
        <draw:frame draw:style-name="gr7" draw:text-style-name="P3" draw:layer="layout" svg:width="1.243cm" svg:height="0.972cm" svg:x="11.93cm" svg:y="11.245cm">
          <draw:text-box>
            <text:p><text:span text:style-name="T4">X</text:span><text:span text:style-name="T5">2</text:span><text:span text:style-name="T7">n</text:span></text:p>
          </draw:text-box>
        </draw:frame>
        <draw:frame draw:style-name="gr8" draw:text-style-name="P6" draw:layer="layout" svg:width="1.44cm" svg:height="0.83cm" svg:x="9.847cm" svg:y="3.972cm">
          <draw:text-box draw:corner-radius="1.189cm">
            <text:p><text:span text:style-name="T8">W</text:span><text:span text:style-name="T9">1121</text:span></text:p>
          </draw:text-box>
        </draw:frame>
        <draw:custom-shape draw:style-name="gr1" draw:text-style-name="P1" xml:id="id5" draw:id="id5" draw:layer="layout" svg:width="0.508cm" svg:height="0.508cm" svg:x="8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465cm" svg:y="1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898cm" svg:y1="4.698cm" svg:x2="12.138cm" svg:y2="4.698cm" draw:start-shape="id5" draw:start-glue-point="11" draw:end-shape="id1" draw:end-glue-point="5" svg:d="M8898 4698h3240">
          <text:p/>
        </draw:connector>
        <draw:connector draw:style-name="gr4" draw:text-style-name="P1" draw:layer="layout" draw:type="line" svg:x1="8.972cm" svg:y1="4.878cm" svg:x2="12.139cm" svg:y2="7.298cm" draw:start-shape="id5" draw:start-glue-point="10" draw:end-shape="id3" draw:end-glue-point="5" svg:d="M8972 4878l3167 2420">
          <text:p/>
        </draw:connector>
        <draw:connector draw:style-name="gr4" draw:text-style-name="P1" draw:layer="layout" draw:type="line" svg:x1="8.972cm" svg:y1="4.878cm" svg:x2="12.319cm" svg:y2="10.924cm" draw:start-shape="id5" draw:start-glue-point="10" draw:end-shape="id4" draw:end-glue-point="4" svg:d="M8972 4878l3347 6046">
          <text:p/>
        </draw:connector>
        <draw:connector draw:style-name="gr4" draw:text-style-name="P1" draw:layer="layout" draw:type="line" svg:x1="8.719cm" svg:y1="10.924cm" svg:x2="12.318cm" svg:y2="5.132cm" draw:start-shape="id6" draw:start-glue-point="4" draw:end-shape="id1" draw:end-glue-point="8" svg:d="M8719 10924l3599-5792">
          <text:p/>
        </draw:connector>
        <draw:connector draw:style-name="gr4" draw:text-style-name="P1" draw:layer="layout" draw:type="line" svg:x1="8.973cm" svg:y1="11.178cm" svg:x2="12.139cm" svg:y2="7.658cm" draw:start-shape="id6" draw:start-glue-point="10" draw:end-shape="id3" draw:end-glue-point="7" svg:d="M8973 11178l3166-3520">
          <text:p/>
        </draw:connector>
        <draw:connector draw:style-name="gr4" draw:text-style-name="P1" draw:layer="layout" draw:type="line" svg:x1="8.899cm" svg:y1="11.358cm" svg:x2="12.139cm" svg:y2="11.358cm" draw:start-shape="id6" draw:start-glue-point="9" draw:end-shape="id4" draw:end-glue-point="7" svg:d="M8899 11358h3240">
          <text:p/>
        </draw:connector>
        <draw:frame draw:style-name="gr9" draw:text-style-name="P3" draw:layer="layout" svg:width="1.168cm" svg:height="0.972cm" svg:x="7.96cm" svg:y="3.748cm">
          <draw:text-box>
            <text:p text:style-name="P7"><text:span text:style-name="T1">X</text:span><text:span text:style-name="T2">11</text:span></text:p>
          </draw:text-box>
        </draw:frame>
        <draw:frame draw:style-name="gr10" draw:text-style-name="P3" draw:layer="layout" svg:width="1.578cm" svg:height="0.972cm" svg:x="7.96cm" svg:y="11.248cm">
          <draw:text-box>
            <text:p text:style-name="P2"><text:span text:style-name="T1">X</text:span><text:span text:style-name="T2">1</text:span><text:span text:style-name="T10">n</text:span></text:p>
          </draw:text-box>
        </draw:frame>
        <draw:frame draw:style-name="gr8" draw:text-style-name="P8" draw:layer="layout" svg:width="1.331cm" svg:height="0.83cm" svg:x="9.448cm" svg:y="4.91cm">
          <draw:text-box draw:corner-radius="1.189cm">
            <text:p><text:span text:style-name="T11">W</text:span><text:span text:style-name="T12">1122</text:span></text:p>
          </draw:text-box>
        </draw:frame>
        <draw:frame draw:style-name="gr11" draw:text-style-name="P9" draw:layer="layout" svg:width="1.346cm" svg:height="0.918cm" svg:x="8.417cm" svg:y="5.362cm">
          <draw:text-box draw:corner-radius="1.189cm">
            <text:p><text:span text:style-name="T13">W</text:span><text:span text:style-name="T14">112</text:span><text:span text:style-name="T15">n</text:span></text:p>
          </draw:text-box>
        </draw:frame>
        <draw:frame draw:style-name="gr12" draw:text-style-name="P9" draw:layer="layout" svg:width="1.422cm" svg:height="0.83cm" svg:x="8.188cm" svg:y="6.127cm">
          <draw:text-box draw:corner-radius="1.189cm">
            <text:p><text:span text:style-name="T13">W</text:span><text:span text:style-name="T14">1221</text:span></text:p>
          </draw:text-box>
        </draw:frame>
        <draw:frame draw:style-name="gr8" draw:text-style-name="P6" draw:layer="layout" svg:width="1.449cm" svg:height="0.83cm" svg:x="8.949cm" svg:y="6.918cm">
          <draw:text-box draw:corner-radius="1.189cm">
            <text:p><text:span text:style-name="T8">W</text:span><text:span text:style-name="T9">1222</text:span></text:p>
          </draw:text-box>
        </draw:frame>
        <draw:frame draw:style-name="gr8" draw:text-style-name="P9" draw:layer="layout" svg:width="1.422cm" svg:height="0.83cm" svg:x="8.668cm" svg:y="8.063cm">
          <draw:text-box draw:corner-radius="1.189cm">
            <text:p><text:span text:style-name="T13">W</text:span><text:span text:style-name="T14">122</text:span><text:span text:style-name="T15">n</text:span></text:p>
          </draw:text-box>
        </draw:frame>
        <draw:frame draw:style-name="gr3" draw:text-style-name="P10" draw:layer="layout" svg:width="0.985cm" svg:height="0.971cm" draw:transform="rotate (1.5707963267946) translate (7.944cm 9.725cm)">
          <draw:text-box>
            <text:p><text:span text:style-name="T3">...</text:span></text:p>
          </draw:text-box>
        </draw:frame>
        <draw:frame draw:style-name="gr8" draw:text-style-name="P9" draw:layer="layout" svg:width="1.372cm" svg:height="0.83cm" svg:x="7.956cm" svg:y="9.728cm">
          <draw:text-box draw:corner-radius="1.189cm">
            <text:p><text:span text:style-name="T13">W</text:span><text:span text:style-name="T14">1</text:span><text:span text:style-name="T15">n</text:span><text:span text:style-name="T14">21</text:span></text:p>
          </draw:text-box>
        </draw:frame>
        <draw:frame draw:style-name="gr8" draw:text-style-name="P9" draw:layer="layout" svg:width="1.656cm" svg:height="0.83cm" svg:x="9.45cm" svg:y="10.269cm">
          <draw:text-box draw:corner-radius="1.189cm">
            <text:p><text:span text:style-name="T13">W</text:span><text:span text:style-name="T14">1</text:span><text:span text:style-name="T15">n</text:span><text:span text:style-name="T14">22</text:span></text:p>
          </draw:text-box>
        </draw:frame>
        <draw:frame draw:style-name="gr8" draw:text-style-name="P9" draw:layer="layout" svg:width="1.636cm" svg:height="0.83cm" svg:x="9.936cm" svg:y="11.29cm">
          <draw:text-box draw:corner-radius="1.189cm">
            <text:p><text:span text:style-name="T8">W</text:span><text:span text:style-name="T9">1</text:span><text:span text:style-name="T15">n</text:span><text:span text:style-name="T14">2</text:span><text:span text:style-name="T15">n</text:span></text:p>
          </draw:text-box>
        </draw:frame>
        <draw:custom-shape draw:style-name="gr1" draw:text-style-name="P1" xml:id="id7" draw:id="id7" draw:layer="layout" svg:width="0.508cm" svg:height="0.508cm" svg:x="6.2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518cm" svg:y1="7.224cm" svg:x2="8.464cm" svg:y2="4.878cm" draw:start-shape="id7" draw:start-glue-point="4" draw:end-shape="id5" draw:end-glue-point="6" svg:d="M6518 7224l1946-2346">
          <text:p/>
        </draw:connector>
        <draw:connector draw:style-name="gr4" draw:text-style-name="P1" draw:layer="layout" draw:type="line" svg:x1="6.772cm" svg:y1="7.478cm" svg:x2="8.464cm" svg:y2="7.478cm" draw:start-shape="id7" draw:start-glue-point="10" draw:end-shape="id2" draw:end-glue-point="6" svg:d="M6772 7478h1692">
          <text:p/>
        </draw:connector>
        <draw:connector draw:style-name="gr4" draw:text-style-name="P1" draw:layer="layout" draw:type="line" svg:x1="6.518cm" svg:y1="7.732cm" svg:x2="8.465cm" svg:y2="11.178cm" draw:start-shape="id7" draw:start-glue-point="8" draw:end-shape="id6" draw:end-glue-point="6" svg:d="M6518 7732l1947 3446">
          <text:p/>
        </draw:connector>
        <draw:frame draw:style-name="gr5" draw:text-style-name="P5" draw:layer="layout" svg:width="1.197cm" svg:height="0.972cm" svg:x="5.67cm" svg:y="7.448cm">
          <draw:text-box>
            <text:p text:style-name="P2"><text:span text:style-name="T1">X</text:span><text:span text:style-name="T2">0</text:span></text:p>
          </draw:text-box>
        </draw:frame>
        <draw:frame draw:style-name="gr12" draw:text-style-name="P9" draw:layer="layout" svg:width="1.422cm" svg:height="0.83cm" svg:x="6.288cm" svg:y="5.527cm">
          <draw:text-box draw:corner-radius="1.189cm">
            <text:p><text:span text:style-name="T13">W</text:span><text:span text:style-name="T14">0111</text:span></text:p>
          </draw:text-box>
        </draw:frame>
        <draw:frame draw:style-name="gr12" draw:text-style-name="P9" draw:layer="layout" svg:width="1.422cm" svg:height="0.83cm" svg:x="6.288cm" svg:y="8.827cm">
          <draw:text-box draw:corner-radius="1.189cm">
            <text:p><text:span text:style-name="T13">W</text:span><text:span text:style-name="T14">011</text:span><text:span text:style-name="T15">n</text:span></text:p>
          </draw:text-box>
        </draw:frame>
        <draw:frame draw:style-name="gr12" draw:text-style-name="P9" draw:layer="layout" svg:width="1.422cm" svg:height="0.83cm" svg:x="6.788cm" svg:y="6.766cm">
          <draw:text-box draw:corner-radius="1.189cm">
            <text:p><text:span text:style-name="T13">W</text:span><text:span text:style-name="T14">0112</text:span></text:p>
          </draw:text-box>
        </draw:frame>
        <draw:custom-shape draw:style-name="gr1" draw:text-style-name="P1" xml:id="id18" draw:id="id18" draw:layer="layout" svg:width="0.508cm" svg:height="0.508cm" svg:x="16.7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44cm" svg:height="0.972cm" svg:x="16.629cm" svg:y="3.745cm">
          <draw:text-box>
            <text:p text:style-name="P2"><text:span text:style-name="T1">X</text:span><text:span text:style-name="T10">T</text:span><text:span text:style-name="T2">1</text:span></text:p>
          </draw:text-box>
        </draw:frame>
        <draw:custom-shape draw:style-name="gr1" draw:text-style-name="P1" xml:id="id21" draw:id="id21" draw:layer="layout" svg:width="0.508cm" svg:height="0.508cm" svg:x="16.7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508cm" svg:height="0.508cm" svg:x="16.765cm" svg:y="1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251cm" svg:height="0.972cm" svg:x="16.73cm" svg:y="7.545cm">
          <draw:text-box>
            <text:p><text:span text:style-name="T4">X</text:span><text:span text:style-name="T7">T</text:span><text:span text:style-name="T6">2</text:span></text:p>
          </draw:text-box>
        </draw:frame>
        <draw:frame draw:style-name="gr7" draw:text-style-name="P3" draw:layer="layout" svg:width="1.243cm" svg:height="0.972cm" svg:x="16.63cm" svg:y="11.245cm">
          <draw:text-box>
            <text:p><text:span text:style-name="T4">X</text:span><text:span text:style-name="T7">Tn</text:span></text:p>
          </draw:text-box>
        </draw:frame>
        <draw:connector draw:style-name="gr4" draw:text-style-name="P1" draw:layer="layout" draw:type="line" svg:x1="12.318cm" svg:y1="4.624cm" svg:x2="13.048cm" svg:y2="4.687cm" draw:start-shape="id1" draw:start-glue-point="4" draw:end-shape="id8" draw:end-glue-point="3" svg:d="M12318 4624l730 63">
          <text:p/>
        </draw:connector>
        <draw:connector draw:style-name="gr4" draw:text-style-name="P1" draw:layer="layout" draw:type="line" svg:x1="12.572cm" svg:y1="4.878cm" svg:x2="12.949cm" svg:y2="5.287cm" draw:start-shape="id1" draw:start-glue-point="10" draw:end-shape="id9" draw:end-glue-point="3" svg:d="M12572 4878l377 409">
          <text:p/>
        </draw:connector>
        <draw:connector draw:style-name="gr4" draw:text-style-name="P1" draw:layer="layout" draw:type="line" svg:x1="12.318cm" svg:y1="5.132cm" svg:x2="12.65cm" svg:y2="5.887cm" draw:start-shape="id1" draw:start-glue-point="8" draw:end-shape="id10" draw:end-glue-point="3" svg:d="M12318 5132l332 755">
          <text:p/>
        </draw:connector>
        <draw:frame draw:style-name="gr8" draw:text-style-name="P6" xml:id="id8" draw:id="id8" draw:layer="layout" svg:width="1.449cm" svg:height="0.83cm" svg:x="13.048cm" svg:y="4.272cm">
          <draw:text-box draw:corner-radius="1.189cm">
            <text:p><text:span text:style-name="T8">W</text:span><text:span text:style-name="T9">2131</text:span></text:p>
          </draw:text-box>
        </draw:frame>
        <draw:frame draw:style-name="gr8" draw:text-style-name="P6" xml:id="id9" draw:id="id9" draw:layer="layout" svg:width="1.449cm" svg:height="0.83cm" svg:x="12.949cm" svg:y="4.872cm">
          <draw:text-box draw:corner-radius="1.189cm">
            <text:p><text:span text:style-name="T8">W</text:span><text:span text:style-name="T9">2132</text:span></text:p>
          </draw:text-box>
        </draw:frame>
        <draw:frame draw:style-name="gr8" draw:text-style-name="P6" xml:id="id10" draw:id="id10" draw:layer="layout" svg:width="1.449cm" svg:height="0.83cm" svg:x="12.65cm" svg:y="5.472cm">
          <draw:text-box draw:corner-radius="1.189cm">
            <text:p><text:span text:style-name="T8">W</text:span><text:span text:style-name="T9">213</text:span><text:span text:style-name="T16">n</text:span></text:p>
          </draw:text-box>
        </draw:frame>
        <draw:connector draw:style-name="gr4" draw:text-style-name="P1" draw:layer="layout" draw:type="line" svg:x1="12.319cm" svg:y1="7.224cm" svg:x2="12.948cm" svg:y2="6.987cm" draw:start-shape="id3" draw:start-glue-point="4" draw:end-shape="id11" draw:end-glue-point="3" svg:d="M12319 7224l629-237">
          <text:p/>
        </draw:connector>
        <draw:connector draw:style-name="gr4" draw:text-style-name="P1" draw:layer="layout" draw:type="line" svg:x1="12.499cm" svg:y1="7.298cm" svg:x2="12.949cm" svg:y2="7.487cm" draw:start-shape="id3" draw:start-glue-point="11" draw:end-shape="id12" draw:end-glue-point="3" svg:d="M12499 7298l450 189">
          <text:p/>
        </draw:connector>
        <draw:frame draw:style-name="gr8" draw:text-style-name="P6" xml:id="id11" draw:id="id11" draw:layer="layout" svg:width="1.449cm" svg:height="0.83cm" svg:x="12.948cm" svg:y="6.572cm">
          <draw:text-box draw:corner-radius="1.189cm">
            <text:p><text:span text:style-name="T8">W</text:span><text:span text:style-name="T9">2231</text:span></text:p>
          </draw:text-box>
        </draw:frame>
        <draw:frame draw:style-name="gr8" draw:text-style-name="P6" xml:id="id12" draw:id="id12" draw:layer="layout" svg:width="1.449cm" svg:height="0.83cm" svg:x="12.949cm" svg:y="7.072cm">
          <draw:text-box draw:corner-radius="1.189cm">
            <text:p><text:span text:style-name="T8">W</text:span><text:span text:style-name="T9">2232</text:span></text:p>
          </draw:text-box>
        </draw:frame>
        <draw:frame draw:style-name="gr8" draw:text-style-name="P6" xml:id="id13" draw:id="id13" draw:layer="layout" svg:width="1.449cm" svg:height="0.83cm" svg:x="12.95cm" svg:y="7.672cm">
          <draw:text-box draw:corner-radius="1.189cm">
            <text:p><text:span text:style-name="T8">W</text:span><text:span text:style-name="T9">223</text:span><text:span text:style-name="T16">n</text:span></text:p>
          </draw:text-box>
        </draw:frame>
        <draw:connector draw:style-name="gr4" draw:text-style-name="P1" draw:layer="layout" draw:type="line" svg:x1="12.573cm" svg:y1="7.478cm" svg:x2="12.95cm" svg:y2="8.087cm" draw:start-shape="id3" draw:start-glue-point="10" draw:end-shape="id13" svg:d="M12573 7478l377 609">
          <text:p/>
        </draw:connector>
        <draw:connector draw:style-name="gr4" draw:text-style-name="P1" draw:layer="layout" draw:type="line" svg:x1="12.499cm" svg:y1="10.998cm" svg:x2="12.992cm" svg:y2="10.099cm" draw:start-shape="id4" draw:start-glue-point="11" draw:end-shape="id14" draw:end-glue-point="3" svg:d="M12499 10998l493-899">
          <text:p/>
        </draw:connector>
        <draw:connector draw:style-name="gr4" draw:text-style-name="P1" draw:layer="layout" draw:type="line" svg:x1="12.573cm" svg:y1="11.178cm" svg:x2="12.949cm" svg:y2="10.687cm" draw:start-shape="id4" draw:start-glue-point="10" draw:end-shape="id15" draw:end-glue-point="3" svg:d="M12573 11178l376-491">
          <text:p/>
        </draw:connector>
        <draw:frame draw:style-name="gr8" draw:text-style-name="P6" xml:id="id14" draw:id="id14" draw:layer="layout" svg:width="1.449cm" svg:height="0.83cm" svg:x="12.992cm" svg:y="9.684cm">
          <draw:text-box draw:corner-radius="1.189cm">
            <text:p><text:span text:style-name="T8">W</text:span><text:span text:style-name="T9">2</text:span><text:span text:style-name="T16">n</text:span><text:span text:style-name="T9">31</text:span></text:p>
          </draw:text-box>
        </draw:frame>
        <draw:frame draw:style-name="gr8" draw:text-style-name="P6" xml:id="id15" draw:id="id15" draw:layer="layout" svg:width="1.449cm" svg:height="0.83cm" svg:x="12.949cm" svg:y="10.272cm">
          <draw:text-box draw:corner-radius="1.189cm">
            <text:p><text:span text:style-name="T8">W</text:span><text:span text:style-name="T9">2</text:span><text:span text:style-name="T16">n</text:span><text:span text:style-name="T9">32</text:span></text:p>
          </draw:text-box>
        </draw:frame>
        <draw:frame draw:style-name="gr8" draw:text-style-name="P6" xml:id="id16" draw:id="id16" draw:layer="layout" svg:width="1.449cm" svg:height="0.83cm" svg:x="12.95cm" svg:y="10.972cm">
          <draw:text-box draw:corner-radius="1.189cm">
            <text:p><text:span text:style-name="T8">W</text:span><text:span text:style-name="T9">2</text:span><text:span text:style-name="T16">n</text:span><text:span text:style-name="T9">3</text:span><text:span text:style-name="T16">n</text:span></text:p>
          </draw:text-box>
        </draw:frame>
        <draw:connector draw:style-name="gr4" draw:text-style-name="P1" draw:layer="layout" draw:type="line" svg:x1="12.573cm" svg:y1="11.178cm" svg:x2="12.95cm" svg:y2="11.387cm" draw:start-shape="id4" draw:start-glue-point="10" draw:end-shape="id16" draw:end-glue-point="3" svg:d="M12573 11178l377 209">
          <text:p/>
        </draw:connector>
        <draw:frame draw:style-name="gr3" draw:text-style-name="P4" draw:layer="layout" svg:width="0.985cm" svg:height="0.971cm" draw:transform="rotate (1.5707963267946) translate (16.344cm 9.725cm)">
          <draw:text-box>
            <text:p><text:span text:style-name="T3">...</text:span></text:p>
          </draw:text-box>
        </draw:frame>
        <draw:frame draw:style-name="gr3" draw:text-style-name="P4" draw:layer="layout" svg:width="0.985cm" svg:height="0.971cm" svg:x="14.036cm" svg:y="7.047cm">
          <draw:text-box>
            <text:p><text:span text:style-name="T3">...</text:span></text:p>
          </draw:text-box>
        </draw:frame>
        <draw:frame draw:style-name="gr13" draw:text-style-name="P6" xml:id="id17" draw:id="id17" draw:layer="layout" svg:width="1.81cm" svg:height="0.83cm" svg:x="14.749cm" svg:y="4.272cm">
          <draw:text-box draw:corner-radius="1.189cm">
            <text:p><text:span text:style-name="T8">W</text:span><text:span text:style-name="T9">(</text:span><text:span text:style-name="T16">T</text:span><text:span text:style-name="T9">-1)1</text:span><text:span text:style-name="T16">T</text:span><text:span text:style-name="T9">1</text:span></text:p>
          </draw:text-box>
        </draw:frame>
        <draw:frame draw:style-name="gr13" draw:text-style-name="P6" xml:id="id19" draw:id="id19" draw:layer="layout" svg:width="1.81cm" svg:height="0.83cm" svg:x="14.749cm" svg:y="4.872cm">
          <draw:text-box draw:corner-radius="1.189cm">
            <text:p><text:span text:style-name="T8">W</text:span><text:span text:style-name="T9">(</text:span><text:span text:style-name="T16">T</text:span><text:span text:style-name="T9">-1)2</text:span><text:span text:style-name="T16">T</text:span><text:span text:style-name="T9">1</text:span></text:p>
          </draw:text-box>
        </draw:frame>
        <draw:frame draw:style-name="gr13" draw:text-style-name="P6" xml:id="id20" draw:id="id20" draw:layer="layout" svg:width="1.81cm" svg:height="0.83cm" svg:x="14.749cm" svg:y="5.472cm">
          <draw:text-box draw:corner-radius="1.189cm">
            <text:p><text:span text:style-name="T8">W</text:span><text:span text:style-name="T9">(</text:span><text:span text:style-name="T16">T</text:span><text:span text:style-name="T9">-1)</text:span><text:span text:style-name="T16">nT</text:span><text:span text:style-name="T9">1</text:span></text:p>
          </draw:text-box>
        </draw:frame>
        <draw:connector draw:style-name="gr4" draw:text-style-name="P1" draw:layer="layout" draw:type="line" svg:x1="16.559cm" svg:y1="4.687cm" svg:x2="17.018cm" svg:y2="4.624cm" draw:start-shape="id17" draw:start-glue-point="1" draw:end-shape="id18" draw:end-glue-point="4" svg:d="M16559 4687l459-63">
          <text:p/>
        </draw:connector>
        <draw:connector draw:style-name="gr4" draw:text-style-name="P1" draw:layer="layout" draw:type="line" svg:x1="16.559cm" svg:y1="5.287cm" svg:x2="17.018cm" svg:y2="5.132cm" draw:start-shape="id19" draw:start-glue-point="1" draw:end-shape="id18" draw:end-glue-point="8" svg:d="M16559 5287l459-155">
          <text:p/>
        </draw:connector>
        <draw:connector draw:style-name="gr4" draw:text-style-name="P1" draw:layer="layout" draw:type="line" svg:x1="16.559cm" svg:y1="5.887cm" svg:x2="17.018cm" svg:y2="5.132cm" draw:start-shape="id20" draw:start-glue-point="1" draw:end-shape="id18" draw:end-glue-point="8" svg:d="M16559 5887l459-755">
          <text:p/>
        </draw:connector>
        <draw:frame draw:style-name="gr13" draw:text-style-name="P6" xml:id="id22" draw:id="id22" draw:layer="layout" svg:width="1.81cm" svg:height="0.83cm" svg:x="14.749cm" svg:y="6.672cm">
          <draw:text-box draw:corner-radius="1.189cm">
            <text:p><text:span text:style-name="T8">W</text:span><text:span text:style-name="T9">(</text:span><text:span text:style-name="T16">T</text:span><text:span text:style-name="T9">-1)1</text:span><text:span text:style-name="T16">T</text:span><text:span text:style-name="T9">2</text:span></text:p>
          </draw:text-box>
        </draw:frame>
        <draw:frame draw:style-name="gr13" draw:text-style-name="P6" xml:id="id23" draw:id="id23" draw:layer="layout" svg:width="1.81cm" svg:height="0.83cm" svg:x="14.749cm" svg:y="7.272cm">
          <draw:text-box draw:corner-radius="1.189cm">
            <text:p><text:span text:style-name="T8">W</text:span><text:span text:style-name="T9">(</text:span><text:span text:style-name="T16">T</text:span><text:span text:style-name="T9">-1)2</text:span><text:span text:style-name="T16">T</text:span><text:span text:style-name="T9">2</text:span></text:p>
          </draw:text-box>
        </draw:frame>
        <draw:frame draw:style-name="gr13" draw:text-style-name="P6" xml:id="id24" draw:id="id24" draw:layer="layout" svg:width="1.81cm" svg:height="0.83cm" svg:x="14.749cm" svg:y="7.872cm">
          <draw:text-box draw:corner-radius="1.189cm">
            <text:p><text:span text:style-name="T8">W</text:span><text:span text:style-name="T9">(</text:span><text:span text:style-name="T16">T</text:span><text:span text:style-name="T9">-1)</text:span><text:span text:style-name="T16">nT</text:span><text:span text:style-name="T9">2</text:span></text:p>
          </draw:text-box>
        </draw:frame>
        <draw:frame draw:style-name="gr13" draw:text-style-name="P6" xml:id="id26" draw:id="id26" draw:layer="layout" svg:width="1.81cm" svg:height="0.83cm" svg:x="14.749cm" svg:y="9.872cm">
          <draw:text-box draw:corner-radius="1.189cm">
            <text:p><text:span text:style-name="T8">W</text:span><text:span text:style-name="T9">(</text:span><text:span text:style-name="T16">T</text:span><text:span text:style-name="T9">-1)1</text:span><text:span text:style-name="T16">Tn</text:span></text:p>
          </draw:text-box>
        </draw:frame>
        <draw:frame draw:style-name="gr13" draw:text-style-name="P6" xml:id="id27" draw:id="id27" draw:layer="layout" svg:width="1.81cm" svg:height="0.83cm" svg:x="14.749cm" svg:y="10.472cm">
          <draw:text-box draw:corner-radius="1.189cm">
            <text:p><text:span text:style-name="T8">W</text:span><text:span text:style-name="T9">(</text:span><text:span text:style-name="T16">T</text:span><text:span text:style-name="T9">-1)2</text:span><text:span text:style-name="T16">Tn</text:span></text:p>
          </draw:text-box>
        </draw:frame>
        <draw:frame draw:style-name="gr13" draw:text-style-name="P6" xml:id="id28" draw:id="id28" draw:layer="layout" svg:width="1.81cm" svg:height="0.83cm" svg:x="14.749cm" svg:y="11.072cm">
          <draw:text-box draw:corner-radius="1.189cm">
            <text:p><text:span text:style-name="T8">W</text:span><text:span text:style-name="T9">(</text:span><text:span text:style-name="T16">T</text:span><text:span text:style-name="T9">-1)</text:span><text:span text:style-name="T16">nTn</text:span></text:p>
          </draw:text-box>
        </draw:frame>
        <draw:connector draw:style-name="gr4" draw:text-style-name="P1" draw:layer="layout" draw:type="line" svg:x1="17.019cm" svg:y1="7.224cm" svg:x2="16.559cm" svg:y2="7.087cm" draw:start-shape="id21" draw:start-glue-point="4" draw:end-shape="id22" draw:end-glue-point="1" svg:d="M17019 7224l-460-137">
          <text:p/>
        </draw:connector>
        <draw:connector draw:style-name="gr4" draw:text-style-name="P1" draw:layer="layout" draw:type="line" svg:x1="16.765cm" svg:y1="7.478cm" svg:x2="16.559cm" svg:y2="7.687cm" draw:start-shape="id21" draw:start-glue-point="6" draw:end-shape="id23" svg:d="M16765 7478l-206 209">
          <text:p/>
        </draw:connector>
        <draw:connector draw:style-name="gr4" draw:text-style-name="P1" draw:layer="layout" draw:type="line" svg:x1="17.019cm" svg:y1="7.732cm" svg:x2="16.559cm" svg:y2="8.287cm" draw:start-shape="id21" draw:start-glue-point="8" draw:end-shape="id24" svg:d="M17019 7732l-460 555">
          <text:p/>
        </draw:connector>
        <draw:connector draw:style-name="gr4" draw:text-style-name="P1" draw:layer="layout" draw:type="line" svg:x1="17.019cm" svg:y1="10.924cm" svg:x2="16.559cm" svg:y2="10.287cm" draw:start-shape="id25" draw:start-glue-point="4" draw:end-shape="id26" draw:end-glue-point="1" svg:d="M17019 10924l-460-637">
          <text:p/>
        </draw:connector>
        <draw:connector draw:style-name="gr4" draw:text-style-name="P1" draw:layer="layout" draw:type="line" svg:x1="16.765cm" svg:y1="11.178cm" svg:x2="16.559cm" svg:y2="10.887cm" draw:start-shape="id25" draw:start-glue-point="6" draw:end-shape="id27" svg:d="M16765 11178l-206-291">
          <text:p/>
        </draw:connector>
        <draw:connector draw:style-name="gr4" draw:text-style-name="P1" draw:layer="layout" draw:type="line" svg:x1="16.839cm" svg:y1="11.358cm" svg:x2="16.559cm" svg:y2="11.487cm" draw:start-shape="id25" draw:start-glue-point="7" draw:end-shape="id28" svg:d="M16839 11358l-280 129">
          <text:p/>
        </draw:connector>
        <draw:frame draw:style-name="gr3" draw:text-style-name="P4" draw:layer="layout" svg:width="0.985cm" svg:height="0.971cm" svg:x="14.037cm" svg:y="4.748cm">
          <draw:text-box>
            <text:p><text:span text:style-name="T3">...</text:span></text:p>
          </draw:text-box>
        </draw:frame>
        <draw:frame draw:style-name="gr3" draw:text-style-name="P4" draw:layer="layout" svg:width="0.985cm" svg:height="0.971cm" svg:x="14.037cm" svg:y="10.248cm">
          <draw:text-box>
            <text:p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7:34:26.79</dc:date>
    <dc:creator>Loc Nguyen</dc:creator>
    <meta:editing-duration>PT5H19M</meta:editing-duration>
    <meta:editing-cycles>108</meta:editing-cycles>
    <meta:generator>OpenOffice/4.1.0$Win32 OpenOffice.org_project/410m18$Build-9764</meta:generator>
    <meta:document-statistic meta:object-count="86"/>
  </office:meta>
</office:document-meta>
</file>